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2" style:family="table-cell" style:parent-style-name="Default" style:data-style-name="N113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48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159.99mm" svg:height="89.99mm" svg:x="118.45mm" svg:y="312.3mm">
            <draw:object draw:notify-on-update-of-ranges="accuracy.B56:accuracy.B65 accuracy.C56:accuracy.C65 accuracy.F56:accuracy.F65 accuracy.I56:accuracy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ce37"/>
        <table:table-column table:style-name="co1" table:default-cell-style-name="ce37"/>
        <table:table-column table:style-name="co1" table:default-cell-style-name="ce27"/>
        <table:table-column table:style-name="co1" table:default-cell-style-name="Default"/>
        <table:table-column table:style-name="co5" table:default-cell-style-name="ce48"/>
        <table:table-column table:style-name="co1" table:default-cell-style-name="ce27"/>
        <table:table-column table:style-name="co6" table:default-cell-style-name="ce27"/>
        <table:table-column table:style-name="co1" table:number-columns-repeated="2" table:default-cell-style-name="Default"/>
        <table:table-column table:style-name="co1" table:default-cell-style-name="ce51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ce1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37" office:value-type="float" office:value="96.442" calcext:value-type="float">
            <text:p>96.442</text:p>
          </table:table-cell>
          <table:table-cell table:style-name="ce43" office:value-type="float" office:value="90.27" calcext:value-type="float">
            <text:p>90.27</text:p>
          </table:table-cell>
          <table:table-cell table:style-name="ce43" office:value-type="float" office:value="90.631" calcext:value-type="float">
            <text:p>90.631</text:p>
          </table:table-cell>
          <table:table-cell table:style-name="ce39" office:value-type="float" office:value="91.394" calcext:value-type="float">
            <text:p>91.394</text:p>
          </table:table-cell>
          <table:table-cell table:style-name="ce48" office:value-type="float" office:value="95.526" calcext:value-type="float">
            <text:p>95.526</text:p>
          </table:table-cell>
          <table:table-cell table:formula="of:=AVERAGE([.D3:.H3])" office:value-type="float" office:value="92.8526" calcext:value-type="float">
            <text:p>92.8526</text:p>
          </table:table-cell>
          <table:table-cell office:value-type="float" office:value="71.511" calcext:value-type="float">
            <text:p>71.511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8.372" calcext:value-type="float">
            <text:p>78.372</text:p>
          </table:table-cell>
          <table:table-cell table:style-name="ce27" office:value-type="float" office:value="45.936" calcext:value-type="float">
            <text:p>45.936</text:p>
          </table:table-cell>
          <table:table-cell office:value-type="float" office:value="78.372" calcext:value-type="float">
            <text:p>78.372</text:p>
          </table:table-cell>
          <table:table-cell table:style-name="ce23"/>
          <table:table-cell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37" office:value-type="float" office:value="94.951" calcext:value-type="float">
            <text:p>94.951</text:p>
          </table:table-cell>
          <table:table-cell office:value-type="float" office:value="85.344" calcext:value-type="float">
            <text:p>85.344</text:p>
          </table:table-cell>
          <table:table-cell office:value-type="float" office:value="89.654" calcext:value-type="float">
            <text:p>89.654</text:p>
          </table:table-cell>
          <table:table-cell office:value-type="float" office:value="87.748" calcext:value-type="float">
            <text:p>87.748</text:p>
          </table:table-cell>
          <table:table-cell table:style-name="ce48" office:value-type="float" office:value="94.173" calcext:value-type="float">
            <text:p>94.173</text:p>
          </table:table-cell>
          <table:table-cell table:formula="of:=AVERAGE([.D4:.H4])" office:value-type="float" office:value="90.374" calcext:value-type="float">
            <text:p>90.374</text:p>
          </table:table-cell>
          <table:table-cell office:value-type="float" office:value="49.526" calcext:value-type="float">
            <text:p>49.52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 table:style-name="ce27" office:value-type="float" office:value="47.261" calcext:value-type="float">
            <text:p>47.26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37" office:value-type="float" office:value="97.296" calcext:value-type="float">
            <text:p>97.296</text:p>
          </table:table-cell>
          <table:table-cell office:value-type="float" office:value="93.333" calcext:value-type="float">
            <text:p>93.333</text:p>
          </table:table-cell>
          <table:table-cell office:value-type="float" office:value="96.082" calcext:value-type="float">
            <text:p>96.082</text:p>
          </table:table-cell>
          <table:table-cell office:value-type="float" office:value="93.925" calcext:value-type="float">
            <text:p>93.925</text:p>
          </table:table-cell>
          <table:table-cell table:style-name="ce48" office:value-type="float" office:value="96.817" calcext:value-type="float">
            <text:p>96.817</text:p>
          </table:table-cell>
          <table:table-cell table:formula="of:=AVERAGE([.D5:.H5])" office:value-type="float" office:value="95.4906" calcext:value-type="float">
            <text:p>95.4906</text:p>
          </table:table-cell>
          <table:table-cell table:style-name="ce26" office:value-type="float" office:value="77.966" calcext:value-type="float">
            <text:p>77.966</text:p>
          </table:table-cell>
          <table:table-cell office:value-type="float" office:value="78.372" calcext:value-type="float">
            <text:p>78.372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6.481" calcext:value-type="float">
            <text:p>76.481</text:p>
          </table:table-cell>
          <table:table-cell office:value-type="float" office:value="78.372" calcext:value-type="float">
            <text:p>78.372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37" office:value-type="float" office:value="98.212" calcext:value-type="float">
            <text:p>98.212</text:p>
          </table:table-cell>
          <table:table-cell office:value-type="float" office:value="94.441" calcext:value-type="float">
            <text:p>94.441</text:p>
          </table:table-cell>
          <table:table-cell office:value-type="float" office:value="92.212" calcext:value-type="float">
            <text:p>92.212</text:p>
          </table:table-cell>
          <table:table-cell office:value-type="float" office:value="95.497" calcext:value-type="float">
            <text:p>95.497</text:p>
          </table:table-cell>
          <table:table-cell table:style-name="ce48" office:value-type="float" office:value="97.544" calcext:value-type="float">
            <text:p>97.544</text:p>
          </table:table-cell>
          <table:table-cell table:formula="of:=AVERAGE([.D6:.H6])" office:value-type="float" office:value="95.5812" calcext:value-type="float">
            <text:p>95.5812</text:p>
          </table:table-cell>
          <table:table-cell table:style-name="ce26" office:value-type="float" office:value="88.608" calcext:value-type="float">
            <text:p>88.60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6" office:value-type="float" office:value="44.681" calcext:value-type="float">
            <text:p>44.681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office:value-type="float" office:value="97.65" calcext:value-type="float">
            <text:p>97.65</text:p>
          </table:table-cell>
          <table:table-cell table:style-name="ce38" office:value-type="float" office:value="93.752" calcext:value-type="float">
            <text:p>93.752</text:p>
          </table:table-cell>
          <table:table-cell table:style-name="ce38" office:value-type="float" office:value="93.911" calcext:value-type="float">
            <text:p>93.911</text:p>
          </table:table-cell>
          <table:table-cell table:style-name="ce42" office:value-type="float" office:value="94.451" calcext:value-type="float">
            <text:p>94.451</text:p>
          </table:table-cell>
          <table:table-cell table:style-name="ce38" office:value-type="float" office:value="97.068" calcext:value-type="float">
            <text:p>97.068</text:p>
          </table:table-cell>
          <table:table-cell table:formula="of:=AVERAGE([.D7:.H7])" office:value-type="float" office:value="95.3664" calcext:value-type="float">
            <text:p>95.3664</text:p>
          </table:table-cell>
          <table:table-cell table:style-name="ce42" office:value-type="float" office:value="82.762" calcext:value-type="float">
            <text:p>82.762</text:p>
          </table:table-cell>
          <table:table-cell table:number-columns-repeated="2" table:style-name="ce42" office:value-type="float" office:value="87.679" calcext:value-type="float">
            <text:p>87.679</text:p>
          </table:table-cell>
          <table:table-cell table:style-name="ce42" office:value-type="float" office:value="56.288" calcext:value-type="float">
            <text:p>56.288</text:p>
          </table:table-cell>
          <table:table-cell table:style-name="ce52" office:value-type="float" office:value="87.679" calcext:value-type="float">
            <text:p>87.679</text:p>
          </table:table-cell>
          <table:table-cell table:number-columns-repeated="4"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77.167" calcext:value-type="float">
            <text:p>77.167</text:p>
          </table:table-cell>
          <table:table-cell table:style-name="ce43" office:value-type="float" office:value="71.852" calcext:value-type="float">
            <text:p>71.852</text:p>
          </table:table-cell>
          <table:table-cell table:style-name="ce43" office:value-type="float" office:value="68.889" calcext:value-type="float">
            <text:p>68.889</text:p>
          </table:table-cell>
          <table:table-cell table:style-name="ce39" office:value-type="float" office:value="69.63" calcext:value-type="float">
            <text:p>69.63</text:p>
          </table:table-cell>
          <table:table-cell table:style-name="ce43" office:value-type="float" office:value="80.741" calcext:value-type="float">
            <text:p>80.741</text:p>
          </table:table-cell>
          <table:table-cell table:formula="of:=AVERAGE([.D8:.H8])" office:value-type="float" office:value="73.6558" calcext:value-type="float">
            <text:p>73.6558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64" calcext:value-type="float">
            <text:p>64</text:p>
          </table:table-cell>
          <table:table-cell table:style-name="ce39" office:value-type="float" office:value="44.667" calcext:value-type="float">
            <text:p>44.667</text:p>
          </table:table-cell>
          <table:table-cell table:style-name="ce53" office:value-type="float" office:value="64" calcext:value-type="float">
            <text:p>64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26" office:value-type="float" office:value="78.861" calcext:value-type="float">
            <text:p>78.861</text:p>
          </table:table-cell>
          <table:table-cell office:value-type="float" office:value="72.266" calcext:value-type="float">
            <text:p>72.266</text:p>
          </table:table-cell>
          <table:table-cell office:value-type="float" office:value="69.694" calcext:value-type="float">
            <text:p>69.694</text:p>
          </table:table-cell>
          <table:table-cell office:value-type="float" office:value="67.595" calcext:value-type="float">
            <text:p>67.595</text:p>
          </table:table-cell>
          <table:table-cell table:style-name="ce48" office:value-type="float" office:value="77.829" calcext:value-type="float">
            <text:p>77.829</text:p>
          </table:table-cell>
          <table:table-cell table:formula="of:=AVERAGE([.D9:.H9])" office:value-type="float" office:value="73.249" calcext:value-type="float">
            <text:p>73.249</text:p>
          </table:table-cell>
          <table:table-cell office:value-type="float" office:value="41.028" calcext:value-type="float">
            <text:p>41.0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44.667" calcext:value-type="float">
            <text:p>44.6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26" office:value-type="float" office:value="82.111" calcext:value-type="float">
            <text:p>82.111</text:p>
          </table:table-cell>
          <table:table-cell office:value-type="float" office:value="81.429" calcext:value-type="float">
            <text:p>81.429</text:p>
          </table:table-cell>
          <table:table-cell office:value-type="float" office:value="76.913" calcext:value-type="float">
            <text:p>76.913</text:p>
          </table:table-cell>
          <table:table-cell office:value-type="float" office:value="76.603" calcext:value-type="float">
            <text:p>76.603</text:p>
          </table:table-cell>
          <table:table-cell table:style-name="ce48" office:value-type="float" office:value="82.873" calcext:value-type="float">
            <text:p>82.873</text:p>
          </table:table-cell>
          <table:table-cell table:formula="of:=AVERAGE([.D10:.H10])" office:value-type="float" office:value="79.9858" calcext:value-type="float">
            <text:p>79.9858</text:p>
          </table:table-cell>
          <table:table-cell office:value-type="float" office:value="58.611" calcext:value-type="float">
            <text:p>58.611</text:p>
          </table:table-cell>
          <table:table-cell office:value-type="float" office:value="64" calcext:value-type="float">
            <text:p>6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27" office:value-type="float" office:value="78.167" calcext:value-type="float">
            <text:p>78.167</text:p>
          </table:table-cell>
          <table:table-cell office:value-type="float" office:value="75.532" calcext:value-type="float">
            <text:p>75.532</text:p>
          </table:table-cell>
          <table:table-cell office:value-type="float" office:value="68.167" calcext:value-type="float">
            <text:p>68.167</text:p>
          </table:table-cell>
          <table:table-cell office:value-type="float" office:value="77.857" calcext:value-type="float">
            <text:p>77.857</text:p>
          </table:table-cell>
          <table:table-cell table:style-name="ce48" office:value-type="float" office:value="91.992" calcext:value-type="float">
            <text:p>91.992</text:p>
          </table:table-cell>
          <table:table-cell table:formula="of:=AVERAGE([.D11:.H11])" office:value-type="float" office:value="78.343" calcext:value-type="float">
            <text:p>78.343</text:p>
          </table:table-cell>
          <table:table-cell office:value-type="float" office:value="48.389" calcext:value-type="float">
            <text:p>48.389</text:p>
          </table:table-cell>
          <table:table-cell office:value-type="float" office:value="96.667" calcext:value-type="float">
            <text:p>96.667</text:p>
          </table:table-cell>
          <table:table-cell table:style-name="ce27" office:value-type="float" office:value="96.667" calcext:value-type="float">
            <text:p>96.667</text:p>
          </table:table-cell>
          <table:table-cell table:style-name="ce27" office:value-type="float" office:value="39.111" calcext:value-type="float">
            <text:p>39.111</text:p>
          </table:table-cell>
          <table:table-cell office:value-type="float" office:value="96.667" calcext:value-type="float">
            <text:p>96.667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7.09" calcext:value-type="float">
            <text:p>77.09</text:p>
          </table:table-cell>
          <table:table-cell table:style-name="ce38" office:value-type="float" office:value="76.523" calcext:value-type="float">
            <text:p>76.523</text:p>
          </table:table-cell>
          <table:table-cell table:style-name="ce38" office:value-type="float" office:value="70.573" calcext:value-type="float">
            <text:p>70.573</text:p>
          </table:table-cell>
          <table:table-cell table:style-name="ce42" office:value-type="float" office:value="73.953" calcext:value-type="float">
            <text:p>73.953</text:p>
          </table:table-cell>
          <table:table-cell table:style-name="ce38" office:value-type="float" office:value="85.074" calcext:value-type="float">
            <text:p>85.074</text:p>
          </table:table-cell>
          <table:table-cell table:formula="of:=AVERAGE([.D12:.H12])" office:value-type="float" office:value="76.6426" calcext:value-type="float">
            <text:p>76.6426</text:p>
          </table:table-cell>
          <table:table-cell table:style-name="ce42" office:value-type="float" office:value="51.69" calcext:value-type="float">
            <text:p>51.69</text:p>
          </table:table-cell>
          <table:table-cell table:number-columns-repeated="2" table:style-name="ce42" office:value-type="float" office:value="75.407" calcext:value-type="float">
            <text:p>75.407</text:p>
          </table:table-cell>
          <table:table-cell table:style-name="ce42" office:value-type="float" office:value="46.46" calcext:value-type="float">
            <text:p>46.46</text:p>
          </table:table-cell>
          <table:table-cell table:style-name="ce52" office:value-type="float" office:value="75.407" calcext:value-type="float">
            <text:p>75.407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88" calcext:value-type="float">
            <text:p>88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80.667" calcext:value-type="float">
            <text:p>80.667</text:p>
          </table:table-cell>
          <table:table-cell office:value-type="float" office:value="87" calcext:value-type="float">
            <text:p>87</text:p>
          </table:table-cell>
          <table:table-cell table:style-name="ce43" office:value-type="float" office:value="86.667" calcext:value-type="float">
            <text:p>86.667</text:p>
          </table:table-cell>
          <table:table-cell table:formula="of:=AVERAGE([.D13:.H13])" office:value-type="float" office:value="85.8668" calcext:value-type="float">
            <text:p>85.8668</text:p>
          </table:table-cell>
          <table:table-cell table:style-name="ce39" office:value-type="float" office:value="65.667" calcext:value-type="float">
            <text:p>65.667</text:p>
          </table:table-cell>
          <table:table-cell table:number-columns-repeated="2" table:style-name="ce39" office:value-type="float" office:value="71" calcext:value-type="float">
            <text:p>71</text:p>
          </table:table-cell>
          <table:table-cell table:style-name="ce39" office:value-type="float" office:value="51.667" calcext:value-type="float">
            <text:p>51.667</text:p>
          </table:table-cell>
          <table:table-cell table:style-name="ce53" office:value-type="float" office:value="29" calcext:value-type="float">
            <text:p>29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27" office:value-type="float" office:value="84.749" calcext:value-type="float">
            <text:p>84.749</text:p>
          </table:table-cell>
          <table:table-cell office:value-type="float" office:value="84.293" calcext:value-type="float">
            <text:p>84.293</text:p>
          </table:table-cell>
          <table:table-cell office:value-type="float" office:value="77.606" calcext:value-type="float">
            <text:p>77.606</text:p>
          </table:table-cell>
          <table:table-cell office:value-type="float" office:value="81.707" calcext:value-type="float">
            <text:p>81.707</text:p>
          </table:table-cell>
          <table:table-cell table:style-name="ce48" office:value-type="float" office:value="84.34" calcext:value-type="float">
            <text:p>84.34</text:p>
          </table:table-cell>
          <table:table-cell table:formula="of:=AVERAGE([.D14:.H14])" office:value-type="float" office:value="82.539" calcext:value-type="float">
            <text:p>82.539</text:p>
          </table:table-cell>
          <table:table-cell office:value-type="float" office:value="49.604" calcext:value-type="float">
            <text:p>49.60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098" calcext:value-type="float">
            <text:p>47.09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27" office:value-type="float" office:value="68.944" calcext:value-type="float">
            <text:p>68.944</text:p>
          </table:table-cell>
          <table:table-cell office:value-type="float" office:value="81.381" calcext:value-type="float">
            <text:p>81.381</text:p>
          </table:table-cell>
          <table:table-cell office:value-type="float" office:value="71.746" calcext:value-type="float">
            <text:p>71.746</text:p>
          </table:table-cell>
          <table:table-cell office:value-type="float" office:value="86.484" calcext:value-type="float">
            <text:p>86.484</text:p>
          </table:table-cell>
          <table:table-cell table:style-name="ce48" office:value-type="float" office:value="78.103" calcext:value-type="float">
            <text:p>78.103</text:p>
          </table:table-cell>
          <table:table-cell table:formula="of:=AVERAGE([.D15:.H15])" office:value-type="float" office:value="77.3316" calcext:value-type="float">
            <text:p>77.3316</text:p>
          </table:table-cell>
          <table:table-cell office:value-type="float" office:value="23.333" calcext:value-type="float">
            <text:p>2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.833" calcext:value-type="float">
            <text:p>25.8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27" office:value-type="float" office:value="78.611" calcext:value-type="float">
            <text:p>78.611</text:p>
          </table:table-cell>
          <table:table-cell office:value-type="float" office:value="76.976" calcext:value-type="float">
            <text:p>76.976</text:p>
          </table:table-cell>
          <table:table-cell table:style-name="ce48" office:value-type="float" office:value="69.627" calcext:value-type="float">
            <text:p>69.627</text:p>
          </table:table-cell>
          <table:table-cell office:value-type="float" office:value="69.246" calcext:value-type="float">
            <text:p>69.246</text:p>
          </table:table-cell>
          <table:table-cell table:style-name="ce48" office:value-type="float" office:value="78.317" calcext:value-type="float">
            <text:p>78.317</text:p>
          </table:table-cell>
          <table:table-cell table:formula="of:=AVERAGE([.D16:.H16])" office:value-type="float" office:value="74.5554" calcext:value-type="float">
            <text:p>74.5554</text:p>
          </table:table-cell>
          <table:table-cell office:value-type="float" office:value="10.556" calcext:value-type="float">
            <text:p>10.556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.944" calcext:value-type="float">
            <text:p>35.94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1.702" calcext:value-type="float">
            <text:p>71.702</text:p>
          </table:table-cell>
          <table:table-cell table:style-name="ce38" office:value-type="float" office:value="76.724" calcext:value-type="float">
            <text:p>76.724</text:p>
          </table:table-cell>
          <table:table-cell table:style-name="ce38" office:value-type="float" office:value="68.068" calcext:value-type="float">
            <text:p>68.068</text:p>
          </table:table-cell>
          <table:table-cell office:value-type="float" office:value="74.782" calcext:value-type="float">
            <text:p>74.782</text:p>
          </table:table-cell>
          <table:table-cell table:style-name="ce38" office:value-type="float" office:value="76.023" calcext:value-type="float">
            <text:p>76.023</text:p>
          </table:table-cell>
          <table:table-cell table:formula="of:=AVERAGE([.D17:.H17])" office:value-type="float" office:value="73.4598" calcext:value-type="float">
            <text:p>73.4598</text:p>
          </table:table-cell>
          <table:table-cell table:style-name="ce42" office:value-type="float" office:value="13.73" calcext:value-type="float">
            <text:p>13.7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8.399" calcext:value-type="float">
            <text:p>28.399</text:p>
          </table:table-cell>
          <table:table-cell table:style-name="ce52" office:value-type="float" office:value="43.323" calcext:value-type="float">
            <text:p>43.323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style-name="ce43" table:number-columns-repeated="4"/>
          <table:table-cell table:number-columns-repeated="2"/>
          <table:table-cell table:style-name="ce43" table:number-columns-repeated="4"/>
          <table:table-cell table:style-name="ce54"/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37"/>
          <table:table-cell table:number-columns-repeated="2"/>
          <table:table-cell table:style-name="ce37"/>
          <table:table-cell table:number-columns-repeated="2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table:number-columns-repeated="4"/>
          <table:table-cell table:number-columns-repeated="2"/>
          <table:table-cell table:style-name="ce38" table:number-columns-repeated="4"/>
          <table:table-cell table:style-name="ce56"/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833" calcext:value-type="float">
            <text:p>86.833</text:p>
          </table:table-cell>
          <table:table-cell table:style-name="ce43" office:value-type="float" office:value="77.481" calcext:value-type="float">
            <text:p>77.481</text:p>
          </table:table-cell>
          <table:table-cell table:style-name="ce43" office:value-type="float" office:value="78.741" calcext:value-type="float">
            <text:p>78.741</text:p>
          </table:table-cell>
          <table:table-cell table:style-name="ce43" office:value-type="float" office:value="76.296" calcext:value-type="float">
            <text:p>76.296</text:p>
          </table:table-cell>
          <table:table-cell table:style-name="ce43" office:value-type="float" office:value="83.185" calcext:value-type="float">
            <text:p>83.185</text:p>
          </table:table-cell>
          <table:table-cell table:formula="of:=AVERAGE([.D23:.H23])" office:value-type="float" office:value="80.5072" calcext:value-type="float">
            <text:p>80.5072</text:p>
          </table:table-cell>
          <table:table-cell table:style-name="ce39" office:value-type="float" office:value="53.333" calcext:value-type="float">
            <text:p>53.333</text:p>
          </table:table-cell>
          <table:table-cell table:number-columns-repeated="2" table:style-name="ce39" office:value-type="float" office:value="63.167" calcext:value-type="float">
            <text:p>63.167</text:p>
          </table:table-cell>
          <table:table-cell table:style-name="ce39" office:value-type="float" office:value="54.833" calcext:value-type="float">
            <text:p>54.833</text:p>
          </table:table-cell>
          <table:table-cell table:style-name="ce53" office:value-type="float" office:value="63.167" calcext:value-type="float">
            <text:p>63.167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5" office:value-type="float" office:value="87.361" calcext:value-type="float">
            <text:p>87.361</text:p>
          </table:table-cell>
          <table:table-cell office:value-type="float" office:value="76.194" calcext:value-type="float">
            <text:p>76.194</text:p>
          </table:table-cell>
          <table:table-cell office:value-type="float" office:value="82.056" calcext:value-type="float">
            <text:p>82.056</text:p>
          </table:table-cell>
          <table:table-cell table:style-name="ce48" office:value-type="float" office:value="76.468" calcext:value-type="float">
            <text:p>76.468</text:p>
          </table:table-cell>
          <table:table-cell table:style-name="ce48" office:value-type="float" office:value="81.94" calcext:value-type="float">
            <text:p>81.94</text:p>
          </table:table-cell>
          <table:table-cell table:formula="of:=AVERAGE([.D24:.H24])" office:value-type="float" office:value="80.8038" calcext:value-type="float">
            <text:p>80.8038</text:p>
          </table:table-cell>
          <table:table-cell office:value-type="float" office:value="53.528" calcext:value-type="float">
            <text:p>53.5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57.167" calcext:value-type="float">
            <text:p>57.1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5" office:value-type="float" office:value="83.5" calcext:value-type="float">
            <text:p>83.5</text:p>
          </table:table-cell>
          <table:table-cell office:value-type="float" office:value="83.108" calcext:value-type="float">
            <text:p>83.108</text:p>
          </table:table-cell>
          <table:table-cell office:value-type="float" office:value="87.981" calcext:value-type="float">
            <text:p>87.981</text:p>
          </table:table-cell>
          <table:table-cell table:style-name="ce48" office:value-type="float" office:value="78.981" calcext:value-type="float">
            <text:p>78.981</text:p>
          </table:table-cell>
          <table:table-cell table:style-name="ce48" office:value-type="float" office:value="84.894" calcext:value-type="float">
            <text:p>84.894</text:p>
          </table:table-cell>
          <table:table-cell table:formula="of:=AVERAGE([.D25:.H25])" office:value-type="float" office:value="83.6928" calcext:value-type="float">
            <text:p>83.6928</text:p>
          </table:table-cell>
          <table:table-cell office:value-type="float" office:value="65.556" calcext:value-type="float">
            <text:p>65.556</text:p>
          </table:table-cell>
          <table:table-cell office:value-type="float" office:value="63.167" calcext:value-type="float">
            <text:p>63.167</text:p>
          </table:table-cell>
          <table:table-cell table:style-name="ce27" office:value-type="float" office:value="63.167" calcext:value-type="float">
            <text:p>63.167</text:p>
          </table:table-cell>
          <table:table-cell table:style-name="ce27" office:value-type="float" office:value="70" calcext:value-type="float">
            <text:p>70</text:p>
          </table:table-cell>
          <table:table-cell office:value-type="float" office:value="63.167" calcext:value-type="float">
            <text:p>63.167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5" office:value-type="float" office:value="92.222" calcext:value-type="float">
            <text:p>92.222</text:p>
          </table:table-cell>
          <table:table-cell office:value-type="float" office:value="87.611" calcext:value-type="float">
            <text:p>87.611</text:p>
          </table:table-cell>
          <table:table-cell office:value-type="float" office:value="82.111" calcext:value-type="float">
            <text:p>82.111</text:p>
          </table:table-cell>
          <table:table-cell table:style-name="ce48" office:value-type="float" office:value="89.937" calcext:value-type="float">
            <text:p>89.937</text:p>
          </table:table-cell>
          <table:table-cell table:style-name="ce48" office:value-type="float" office:value="91.103" calcext:value-type="float">
            <text:p>91.103</text:p>
          </table:table-cell>
          <table:table-cell table:formula="of:=AVERAGE([.D26:.H26])" office:value-type="float" office:value="88.5968" calcext:value-type="float">
            <text:p>88.5968</text:p>
          </table:table-cell>
          <table:table-cell office:value-type="float" office:value="61.722" calcext:value-type="float">
            <text:p>61.722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3.556" calcext:value-type="float">
            <text:p>53.55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85.646" calcext:value-type="float">
            <text:p>85.646</text:p>
          </table:table-cell>
          <table:table-cell table:style-name="ce38" office:value-type="float" office:value="82.342" calcext:value-type="float">
            <text:p>82.342</text:p>
          </table:table-cell>
          <table:table-cell table:style-name="ce38" office:value-type="float" office:value="81.998" calcext:value-type="float">
            <text:p>81.998</text:p>
          </table:table-cell>
          <table:table-cell table:style-name="ce38" office:value-type="float" office:value="81.921" calcext:value-type="float">
            <text:p>81.921</text:p>
          </table:table-cell>
          <table:table-cell table:style-name="ce38" office:value-type="float" office:value="86.406" calcext:value-type="float">
            <text:p>86.406</text:p>
          </table:table-cell>
          <table:table-cell table:formula="of:=AVERAGE([.D27:.H27])" office:value-type="float" office:value="83.6626" calcext:value-type="float">
            <text:p>83.6626</text:p>
          </table:table-cell>
          <table:table-cell table:style-name="ce42" office:value-type="float" office:value="60.214" calcext:value-type="float">
            <text:p>60.214</text:p>
          </table:table-cell>
          <table:table-cell table:number-columns-repeated="2" table:style-name="ce42" office:value-type="float" office:value="75.341" calcext:value-type="float">
            <text:p>75.341</text:p>
          </table:table-cell>
          <table:table-cell table:style-name="ce42" office:value-type="float" office:value="58.016" calcext:value-type="float">
            <text:p>58.016</text:p>
          </table:table-cell>
          <table:table-cell table:style-name="ce52" office:value-type="float" office:value="75.341" calcext:value-type="float">
            <text:p>75.34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667" calcext:value-type="float">
            <text:p>86.667</text:p>
          </table:table-cell>
          <table:table-cell table:style-name="ce43" table:number-columns-repeated="3"/>
          <table:table-cell/>
          <table:table-cell table:formula="of:=AVERAGE([.D28:.H28])" office:value-type="float" office:value="86.667" calcext:value-type="float">
            <text:p>86.667</text:p>
          </table:table-cell>
          <table:table-cell table:style-name="ce39" office:value-type="float" office:value="43.333" calcext:value-type="float">
            <text:p>43.333</text:p>
          </table:table-cell>
          <table:table-cell table:number-columns-repeated="2" table:style-name="ce39" office:value-type="float" office:value="60" calcext:value-type="float">
            <text:p>60</text:p>
          </table:table-cell>
          <table:table-cell table:style-name="ce39" office:value-type="float" office:value="56.667" calcext:value-type="float">
            <text:p>56.667</text:p>
          </table:table-cell>
          <table:table-cell table:style-name="ce53" office:value-type="float" office:value="40" calcext:value-type="float">
            <text:p>40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5" office:value-type="float" office:value="86.667" calcext:value-type="float">
            <text:p>86.667</text:p>
          </table:table-cell>
          <table:table-cell table:number-columns-repeated="2"/>
          <table:table-cell table:style-name="ce37"/>
          <table:table-cell/>
          <table:table-cell table:formula="of:=AVERAGE([.D29:.H29])" office:value-type="float" office:value="86.667" calcext:value-type="float">
            <text:p>86.667</text:p>
          </table:table-cell>
          <table:table-cell office:value-type="float" office:value="43.333" calcext:value-type="float">
            <text:p>43.333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6.667" calcext:value-type="float">
            <text:p>5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5" office:value-type="float" office:value="56.667" calcext:value-type="float">
            <text:p>56.667</text:p>
          </table:table-cell>
          <table:table-cell table:number-columns-repeated="2"/>
          <table:table-cell table:style-name="ce37"/>
          <table:table-cell/>
          <table:table-cell table:formula="of:=AVERAGE([.D30:.H30])" office:value-type="float" office:value="56.667" calcext:value-type="float">
            <text:p>56.667</text:p>
          </table:table-cell>
          <table:table-cell office:value-type="float" office:value="33.333" calcext:value-type="float">
            <text:p>3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6.667" calcext:value-type="float">
            <text:p>4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5" office:value-type="float" office:value="58.333" calcext:value-type="float">
            <text:p>58.333</text:p>
          </table:table-cell>
          <table:table-cell table:number-columns-repeated="2"/>
          <table:table-cell table:style-name="ce37"/>
          <table:table-cell/>
          <table:table-cell table:formula="of:=AVERAGE([.D31:.H31])" office:value-type="float" office:value="58.333" calcext:value-type="float">
            <text:p>58.3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43.333" calcext:value-type="float">
            <text:p>43.333</text:p>
          </table:table-cell>
          <table:table-cell office:value-type="float" office:value="73.333" calcext:value-type="float">
            <text:p>73.333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56.667" calcext:value-type="float">
            <text:p>56.667</text:p>
          </table:table-cell>
          <table:table-cell table:style-name="ce38" table:number-columns-repeated="3"/>
          <table:table-cell/>
          <table:table-cell table:formula="of:=AVERAGE([.D32:.H32])" office:value-type="float" office:value="56.667" calcext:value-type="float">
            <text:p>56.667</text:p>
          </table:table-cell>
          <table:table-cell table:style-name="ce42" office:value-type="float" office:value="31.111" calcext:value-type="float">
            <text:p>31.11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44.444" calcext:value-type="float">
            <text:p>44.444</text:p>
          </table:table-cell>
          <table:table-cell table:style-name="ce52" office:value-type="float" office:value="51.111" calcext:value-type="float">
            <text:p>51.11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97.895" calcext:value-type="float">
            <text:p>97.895</text:p>
          </table:table-cell>
          <table:table-cell table:style-name="ce43" office:value-type="float" office:value="94.755" calcext:value-type="float">
            <text:p>94.755</text:p>
          </table:table-cell>
          <table:table-cell table:style-name="ce43" office:value-type="float" office:value="90.049" calcext:value-type="float">
            <text:p>90.049</text:p>
          </table:table-cell>
          <table:table-cell table:style-name="ce43" office:value-type="float" office:value="89.186" calcext:value-type="float">
            <text:p>89.186</text:p>
          </table:table-cell>
          <table:table-cell table:style-name="ce43" office:value-type="float" office:value="95.974" calcext:value-type="float">
            <text:p>95.974</text:p>
          </table:table-cell>
          <table:table-cell table:formula="of:=AVERAGE([.D33:.H33])" office:value-type="float" office:value="93.5718" calcext:value-type="float">
            <text:p>93.5718</text:p>
          </table:table-cell>
          <table:table-cell table:style-name="ce39" office:value-type="float" office:value="71.509" calcext:value-type="float">
            <text:p>71.509</text:p>
          </table:table-cell>
          <table:table-cell table:number-columns-repeated="2" table:style-name="ce39" office:value-type="float" office:value="77.956" calcext:value-type="float">
            <text:p>77.956</text:p>
          </table:table-cell>
          <table:table-cell table:style-name="ce39" office:value-type="float" office:value="46.386" calcext:value-type="float">
            <text:p>46.386</text:p>
          </table:table-cell>
          <table:table-cell table:style-name="ce53" office:value-type="float" office:value="77.956" calcext:value-type="float">
            <text:p>77.956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5" office:value-type="float" office:value="96.19" calcext:value-type="float">
            <text:p>96.19</text:p>
          </table:table-cell>
          <table:table-cell office:value-type="float" office:value="92.092" calcext:value-type="float">
            <text:p>92.092</text:p>
          </table:table-cell>
          <table:table-cell office:value-type="float" office:value="85.599" calcext:value-type="float">
            <text:p>85.599</text:p>
          </table:table-cell>
          <table:table-cell table:style-name="ce48" office:value-type="float" office:value="79.186" calcext:value-type="float">
            <text:p>79.186</text:p>
          </table:table-cell>
          <table:table-cell table:style-name="ce37" office:value-type="float" office:value="94.082" calcext:value-type="float">
            <text:p>94.082</text:p>
          </table:table-cell>
          <table:table-cell table:formula="of:=AVERAGE([.D34:.H34])" office:value-type="float" office:value="89.4298" calcext:value-type="float">
            <text:p>89.4298</text:p>
          </table:table-cell>
          <table:table-cell office:value-type="float" office:value="50.01" calcext:value-type="float">
            <text:p>50.01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6.84" calcext:value-type="float">
            <text:p>46.8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5" office:value-type="float" office:value="98.524" calcext:value-type="float">
            <text:p>98.524</text:p>
          </table:table-cell>
          <table:table-cell office:value-type="float" office:value="95.98" calcext:value-type="float">
            <text:p>95.98</text:p>
          </table:table-cell>
          <table:table-cell office:value-type="float" office:value="93.882" calcext:value-type="float">
            <text:p>93.882</text:p>
          </table:table-cell>
          <table:table-cell table:style-name="ce48" office:value-type="float" office:value="91.021" calcext:value-type="float">
            <text:p>91.021</text:p>
          </table:table-cell>
          <table:table-cell table:style-name="ce37" office:value-type="float" office:value="97.535" calcext:value-type="float">
            <text:p>97.535</text:p>
          </table:table-cell>
          <table:table-cell table:formula="of:=AVERAGE([.D35:.H35])" office:value-type="float" office:value="95.3884" calcext:value-type="float">
            <text:p>95.3884</text:p>
          </table:table-cell>
          <table:table-cell office:value-type="float" office:value="77.843" calcext:value-type="float">
            <text:p>77.843</text:p>
          </table:table-cell>
          <table:table-cell office:value-type="float" office:value="77.956" calcext:value-type="float">
            <text:p>77.956</text:p>
          </table:table-cell>
          <table:table-cell table:style-name="ce27" office:value-type="float" office:value="77.956" calcext:value-type="float">
            <text:p>77.956</text:p>
          </table:table-cell>
          <table:table-cell table:style-name="ce27" office:value-type="float" office:value="75.926" calcext:value-type="float">
            <text:p>75.926</text:p>
          </table:table-cell>
          <table:table-cell office:value-type="float" office:value="77.956" calcext:value-type="float">
            <text:p>77.956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5" office:value-type="float" office:value="98.881" calcext:value-type="float">
            <text:p>98.881</text:p>
          </table:table-cell>
          <table:table-cell office:value-type="float" office:value="97.324" calcext:value-type="float">
            <text:p>97.324</text:p>
          </table:table-cell>
          <table:table-cell office:value-type="float" office:value="93.598" calcext:value-type="float">
            <text:p>93.598</text:p>
          </table:table-cell>
          <table:table-cell table:style-name="ce48" office:value-type="float" office:value="96.067" calcext:value-type="float">
            <text:p>96.067</text:p>
          </table:table-cell>
          <table:table-cell table:style-name="ce37" office:value-type="float" office:value="97.357" calcext:value-type="float">
            <text:p>97.357</text:p>
          </table:table-cell>
          <table:table-cell table:formula="of:=AVERAGE([.D36:.H36])" office:value-type="float" office:value="96.6454" calcext:value-type="float">
            <text:p>96.6454</text:p>
          </table:table-cell>
          <table:table-cell office:value-type="float" office:value="88.845" calcext:value-type="float">
            <text:p>88.845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5.807" calcext:value-type="float">
            <text:p>45.80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98.652" calcext:value-type="float">
            <text:p>98.652</text:p>
          </table:table-cell>
          <table:table-cell table:style-name="ce38" office:value-type="float" office:value="96.576" calcext:value-type="float">
            <text:p>96.576</text:p>
          </table:table-cell>
          <table:table-cell table:style-name="ce38" office:value-type="float" office:value="93.606" calcext:value-type="float">
            <text:p>93.606</text:p>
          </table:table-cell>
          <table:table-cell table:style-name="ce38" office:value-type="float" office:value="93.256" calcext:value-type="float">
            <text:p>93.256</text:p>
          </table:table-cell>
          <table:table-cell table:style-name="ce38" office:value-type="float" office:value="97.412" calcext:value-type="float">
            <text:p>97.412</text:p>
          </table:table-cell>
          <table:table-cell table:formula="of:=AVERAGE([.D37:.H37])" office:value-type="float" office:value="95.9004" calcext:value-type="float">
            <text:p>95.9004</text:p>
          </table:table-cell>
          <table:table-cell table:style-name="ce42" office:value-type="float" office:value="82.655" calcext:value-type="float">
            <text:p>82.655</text:p>
          </table:table-cell>
          <table:table-cell table:number-columns-repeated="2" table:style-name="ce42" office:value-type="float" office:value="87.308" calcext:value-type="float">
            <text:p>87.308</text:p>
          </table:table-cell>
          <table:table-cell table:style-name="ce42" office:value-type="float" office:value="56.928" calcext:value-type="float">
            <text:p>56.928</text:p>
          </table:table-cell>
          <table:table-cell table:style-name="ce52" office:value-type="float" office:value="87.308" calcext:value-type="float">
            <text:p>87.308</text:p>
          </table:table-cell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79.815" calcext:value-type="float">
            <text:p>79.815</text:p>
          </table:table-cell>
          <table:table-cell table:style-name="ce43" office:value-type="float" office:value="75.294" calcext:value-type="float">
            <text:p>75.294</text:p>
          </table:table-cell>
          <table:table-cell table:style-name="ce43" office:value-type="float" office:value="77.279" calcext:value-type="float">
            <text:p>77.279</text:p>
          </table:table-cell>
          <table:table-cell table:style-name="ce26" office:value-type="float" office:value="82.672" calcext:value-type="float">
            <text:p>82.672</text:p>
          </table:table-cell>
          <table:table-cell table:style-name="ce43" office:value-type="float" office:value="81.74" calcext:value-type="float">
            <text:p>81.74</text:p>
          </table:table-cell>
          <table:table-cell table:formula="of:=AVERAGE([.D38:.H38])" office:value-type="float" office:value="79.36" calcext:value-type="float">
            <text:p>79.36</text:p>
          </table:table-cell>
          <table:table-cell table:style-name="ce39" office:value-type="float" office:value="56.759" calcext:value-type="float">
            <text:p>56.759</text:p>
          </table:table-cell>
          <table:table-cell table:number-columns-repeated="2" table:style-name="ce39" office:value-type="float" office:value="54.167" calcext:value-type="float">
            <text:p>54.167</text:p>
          </table:table-cell>
          <table:table-cell table:style-name="ce39" office:value-type="float" office:value="48.148" calcext:value-type="float">
            <text:p>48.148</text:p>
          </table:table-cell>
          <table:table-cell table:style-name="ce53" office:value-type="float" office:value="45.833" calcext:value-type="float">
            <text:p>45.833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balanced-accuracy</text:p>
          </table:table-cell>
          <table:table-cell table:style-name="ce45" office:value-type="float" office:value="77.365" calcext:value-type="float">
            <text:p>77.365</text:p>
          </table:table-cell>
          <table:table-cell office:value-type="float" office:value="75.521" calcext:value-type="float">
            <text:p>75.521</text:p>
          </table:table-cell>
          <table:table-cell office:value-type="float" office:value="77.196" calcext:value-type="float">
            <text:p>77.196</text:p>
          </table:table-cell>
          <table:table-cell table:style-name="ce26" office:value-type="float" office:value="81.998" calcext:value-type="float">
            <text:p>81.998</text:p>
          </table:table-cell>
          <table:table-cell table:style-name="ce48" office:value-type="float" office:value="80.629" calcext:value-type="float">
            <text:p>80.629</text:p>
          </table:table-cell>
          <table:table-cell table:formula="of:=AVERAGE([.D39:.H39])" office:value-type="float" office:value="78.5418" calcext:value-type="float">
            <text:p>78.5418</text:p>
          </table:table-cell>
          <table:table-cell office:value-type="float" office:value="56.044" calcext:value-type="float">
            <text:p>56.04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4.119" calcext:value-type="float">
            <text:p>44.11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precision</text:p>
          </table:table-cell>
          <table:table-cell table:style-name="ce45" office:value-type="float" office:value="78.802" calcext:value-type="float">
            <text:p>78.802</text:p>
          </table:table-cell>
          <table:table-cell office:value-type="float" office:value="73.908" calcext:value-type="float">
            <text:p>73.908</text:p>
          </table:table-cell>
          <table:table-cell office:value-type="float" office:value="76.913" calcext:value-type="float">
            <text:p>76.913</text:p>
          </table:table-cell>
          <table:table-cell table:style-name="ce26" office:value-type="float" office:value="85.638" calcext:value-type="float">
            <text:p>85.638</text:p>
          </table:table-cell>
          <table:table-cell table:style-name="ce48" office:value-type="float" office:value="83.333" calcext:value-type="float">
            <text:p>83.333</text:p>
          </table:table-cell>
          <table:table-cell table:formula="of:=AVERAGE([.D40:.H40])" office:value-type="float" office:value="79.7188" calcext:value-type="float">
            <text:p>79.718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8.889" calcext:value-type="float">
            <text:p>38.889</text:p>
          </table:table-cell>
          <table:table-cell office:value-type="float" office:value="45.833" calcext:value-type="float">
            <text:p>45.833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recall</text:p>
          </table:table-cell>
          <table:table-cell table:style-name="ce45" office:value-type="float" office:value="77.73" calcext:value-type="float">
            <text:p>77.73</text:p>
          </table:table-cell>
          <table:table-cell office:value-type="float" office:value="77.37" calcext:value-type="float">
            <text:p>77.37</text:p>
          </table:table-cell>
          <table:table-cell office:value-type="float" office:value="76.608" calcext:value-type="float">
            <text:p>76.608</text:p>
          </table:table-cell>
          <table:table-cell table:style-name="ce26" office:value-type="float" office:value="77.466" calcext:value-type="float">
            <text:p>77.466</text:p>
          </table:table-cell>
          <table:table-cell table:style-name="ce48" office:value-type="float" office:value="78.315" calcext:value-type="float">
            <text:p>78.315</text:p>
          </table:table-cell>
          <table:table-cell table:formula="of:=AVERAGE([.D41:.H41])" office:value-type="float" office:value="77.4978" calcext:value-type="float">
            <text:p>77.4978</text:p>
          </table:table-cell>
          <table:table-cell office:value-type="float" office:value="30.071" calcext:value-type="float">
            <text:p>30.07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.952" calcext:value-type="float">
            <text:p>20.95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75.425" calcext:value-type="float">
            <text:p>75.425</text:p>
          </table:table-cell>
          <table:table-cell table:style-name="ce38" office:value-type="float" office:value="73.281" calcext:value-type="float">
            <text:p>73.281</text:p>
          </table:table-cell>
          <table:table-cell table:style-name="ce38" office:value-type="float" office:value="75.5" calcext:value-type="float">
            <text:p>75.5</text:p>
          </table:table-cell>
          <table:table-cell table:style-name="ce26" office:value-type="float" office:value="80.185" calcext:value-type="float">
            <text:p>80.185</text:p>
          </table:table-cell>
          <table:table-cell table:style-name="ce38" office:value-type="float" office:value="79.835" calcext:value-type="float">
            <text:p>79.835</text:p>
          </table:table-cell>
          <table:table-cell table:formula="of:=AVERAGE([.D42:.H42])" office:value-type="float" office:value="76.8452" calcext:value-type="float">
            <text:p>76.8452</text:p>
          </table:table-cell>
          <table:table-cell table:style-name="ce42" office:value-type="float" office:value="36.899" calcext:value-type="float">
            <text:p>36.899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6.299" calcext:value-type="float">
            <text:p>26.299</text:p>
          </table:table-cell>
          <table:table-cell table:style-name="ce52" office:value-type="float" office:value="60.591" calcext:value-type="float">
            <text:p>60.59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97.082" calcext:value-type="float">
            <text:p>97.082</text:p>
          </table:table-cell>
          <table:table-cell table:style-name="ce43" office:value-type="float" office:value="91.563" calcext:value-type="float">
            <text:p>91.563</text:p>
          </table:table-cell>
          <table:table-cell table:style-name="ce43" office:value-type="float" office:value="87.072" calcext:value-type="float">
            <text:p>87.072</text:p>
          </table:table-cell>
          <table:table-cell table:style-name="ce39" office:value-type="float" office:value="89.595" calcext:value-type="float">
            <text:p>89.595</text:p>
          </table:table-cell>
          <table:table-cell table:style-name="ce43" office:value-type="float" office:value="96.559" calcext:value-type="float">
            <text:p>96.559</text:p>
          </table:table-cell>
          <table:table-cell table:formula="of:=AVERAGE([.D43:.H43])" office:value-type="float" office:value="92.3742" calcext:value-type="float">
            <text:p>92.3742</text:p>
          </table:table-cell>
          <table:table-cell table:style-name="ce39" office:value-type="float" office:value="71.015" calcext:value-type="float">
            <text:p>71.015</text:p>
          </table:table-cell>
          <table:table-cell table:number-columns-repeated="2" table:style-name="ce39" office:value-type="float" office:value="83.395" calcext:value-type="float">
            <text:p>83.395</text:p>
          </table:table-cell>
          <table:table-cell table:style-name="ce39" office:value-type="float" office:value="45.113" calcext:value-type="float">
            <text:p>45.113</text:p>
          </table:table-cell>
          <table:table-cell table:style-name="ce53" office:value-type="float" office:value="83.395" calcext:value-type="float">
            <text:p>83.395</text:p>
          </table:table-cell>
          <table:table-cell table:style-name="ce25"/>
          <table:table-cell table:number-columns-repeated="2"/>
          <table:table-cell table:style-name="ce26"/>
          <table:table-cell/>
          <table:table-cell table:style-name="ce26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balanced-accuracy</text:p>
          </table:table-cell>
          <table:table-cell table:style-name="ce27" office:value-type="float" office:value="94.585" calcext:value-type="float">
            <text:p>94.585</text:p>
          </table:table-cell>
          <table:table-cell office:value-type="float" office:value="81.329" calcext:value-type="float">
            <text:p>81.329</text:p>
          </table:table-cell>
          <table:table-cell office:value-type="float" office:value="74.764" calcext:value-type="float">
            <text:p>74.764</text:p>
          </table:table-cell>
          <table:table-cell office:value-type="float" office:value="74.22" calcext:value-type="float">
            <text:p>74.22</text:p>
          </table:table-cell>
          <table:table-cell table:style-name="ce37" office:value-type="float" office:value="93.685" calcext:value-type="float">
            <text:p>93.685</text:p>
          </table:table-cell>
          <table:table-cell table:formula="of:=AVERAGE([.D44:.H44])" office:value-type="float" office:value="83.7166" calcext:value-type="float">
            <text:p>83.7166</text:p>
          </table:table-cell>
          <table:table-cell office:value-type="float" office:value="47.633" calcext:value-type="float">
            <text:p>47.633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417" calcext:value-type="float">
            <text:p>47.417</text:p>
          </table:table-cell>
          <table:table-cell office:value-type="float" office:value="50" calcext:value-type="float">
            <text:p>50</text:p>
          </table:table-cell>
          <table:table-cell table:style-name="ce26"/>
          <table:table-cell table:number-columns-repeated="4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float" office:value="97.51" calcext:value-type="float">
            <text:p>97.51</text:p>
          </table:table-cell>
          <table:table-cell office:value-type="float" office:value="93.578" calcext:value-type="float">
            <text:p>93.578</text:p>
          </table:table-cell>
          <table:table-cell office:value-type="float" office:value="91.523" calcext:value-type="float">
            <text:p>91.523</text:p>
          </table:table-cell>
          <table:table-cell office:value-type="float" office:value="91.291" calcext:value-type="float">
            <text:p>91.291</text:p>
          </table:table-cell>
          <table:table-cell table:style-name="ce37" office:value-type="float" office:value="97.571" calcext:value-type="float">
            <text:p>97.571</text:p>
          </table:table-cell>
          <table:table-cell table:formula="of:=AVERAGE([.D45:.H45])" office:value-type="float" office:value="94.2946" calcext:value-type="float">
            <text:p>94.2946</text:p>
          </table:table-cell>
          <table:table-cell office:value-type="float" office:value="82.812" calcext:value-type="float">
            <text:p>82.812</text:p>
          </table:table-cell>
          <table:table-cell office:value-type="float" office:value="83.395" calcext:value-type="float">
            <text:p>83.395</text:p>
          </table:table-cell>
          <table:table-cell table:style-name="ce27" office:value-type="float" office:value="83.395" calcext:value-type="float">
            <text:p>83.395</text:p>
          </table:table-cell>
          <table:table-cell table:style-name="ce27" office:value-type="float" office:value="82.727" calcext:value-type="float">
            <text:p>82.727</text:p>
          </table:table-cell>
          <table:table-cell office:value-type="float" office:value="83.395" calcext:value-type="float">
            <text:p>83.395</text:p>
          </table:table-cell>
          <table:table-cell table:style-name="ce26"/>
          <table:table-cell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recall</text:p>
          </table:table-cell>
          <table:table-cell table:style-name="ce27" office:value-type="float" office:value="99.06" calcext:value-type="float">
            <text:p>99.06</text:p>
          </table:table-cell>
          <table:table-cell office:value-type="float" office:value="96.704" calcext:value-type="float">
            <text:p>96.704</text:p>
          </table:table-cell>
          <table:table-cell office:value-type="float" office:value="93.478" calcext:value-type="float">
            <text:p>93.478</text:p>
          </table:table-cell>
          <table:table-cell office:value-type="float" office:value="96.858" calcext:value-type="float">
            <text:p>96.858</text:p>
          </table:table-cell>
          <table:table-cell table:style-name="ce37" office:value-type="float" office:value="98.258" calcext:value-type="float">
            <text:p>98.258</text:p>
          </table:table-cell>
          <table:table-cell table:formula="of:=AVERAGE([.D46:.H46])" office:value-type="float" office:value="96.8716" calcext:value-type="float">
            <text:p>96.8716</text:p>
          </table:table-cell>
          <table:table-cell office:value-type="float" office:value="83.154" calcext:value-type="float">
            <text:p>83.154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3.156" calcext:value-type="float">
            <text:p>43.156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9"/>
          <table:table-cell table:style-name="ce19" office:value-type="string" calcext:value-type="string">
            <text:p>f1-score</text:p>
          </table:table-cell>
          <table:table-cell table:style-name="ce42" office:value-type="float" office:value="98.224" calcext:value-type="float">
            <text:p>98.224</text:p>
          </table:table-cell>
          <table:table-cell table:style-name="ce38" office:value-type="float" office:value="95.029" calcext:value-type="float">
            <text:p>95.029</text:p>
          </table:table-cell>
          <table:table-cell table:style-name="ce38" office:value-type="float" office:value="92.305" calcext:value-type="float">
            <text:p>92.305</text:p>
          </table:table-cell>
          <table:table-cell table:style-name="ce42" office:value-type="float" office:value="93.888" calcext:value-type="float">
            <text:p>93.888</text:p>
          </table:table-cell>
          <table:table-cell table:style-name="ce38" office:value-type="float" office:value="97.883" calcext:value-type="float">
            <text:p>97.883</text:p>
          </table:table-cell>
          <table:table-cell table:formula="of:=AVERAGE([.D47:.H47])" office:value-type="float" office:value="95.4658" calcext:value-type="float">
            <text:p>95.4658</text:p>
          </table:table-cell>
          <table:table-cell table:style-name="ce42" office:value-type="float" office:value="82.611" calcext:value-type="float">
            <text:p>82.611</text:p>
          </table:table-cell>
          <table:table-cell table:number-columns-repeated="2" table:style-name="ce42" office:value-type="float" office:value="90.792" calcext:value-type="float">
            <text:p>90.792</text:p>
          </table:table-cell>
          <table:table-cell table:style-name="ce42" office:value-type="float" office:value="56.634" calcext:value-type="float">
            <text:p>56.634</text:p>
          </table:table-cell>
          <table:table-cell table:style-name="ce52" office:value-type="float" office:value="90.792" calcext:value-type="float">
            <text:p>90.792</text:p>
          </table:table-cell>
          <table:table-cell table:style-name="ce26" table:number-columns-repeated="2"/>
          <table:table-cell/>
          <table:table-cell table:style-name="ce26"/>
          <table:table-cell/>
          <table:table-cell table:style-name="ce26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87.92" calcext:value-type="float">
            <text:p>87.92</text:p>
          </table:table-cell>
          <table:table-cell table:style-name="ce43" office:value-type="float" office:value="85.639" calcext:value-type="float">
            <text:p>85.639</text:p>
          </table:table-cell>
          <table:table-cell table:style-name="ce43" office:value-type="float" office:value="83.363" calcext:value-type="float">
            <text:p>83.363</text:p>
          </table:table-cell>
          <table:table-cell table:style-name="ce39" office:value-type="float" office:value="86.463" calcext:value-type="float">
            <text:p>86.463</text:p>
          </table:table-cell>
          <table:table-cell table:style-name="ce43" office:value-type="float" office:value="86.815" calcext:value-type="float">
            <text:p>86.815</text:p>
          </table:table-cell>
          <table:table-cell table:formula="of:=AVERAGE([.D48:.H48])" office:value-type="float" office:value="86.04" calcext:value-type="float">
            <text:p>86.04</text:p>
          </table:table-cell>
          <table:table-cell table:style-name="ce39" office:value-type="float" office:value="61.006" calcext:value-type="float">
            <text:p>61.006</text:p>
          </table:table-cell>
          <table:table-cell table:number-columns-repeated="2" table:style-name="ce39" office:value-type="float" office:value="72.866" calcext:value-type="float">
            <text:p>72.866</text:p>
          </table:table-cell>
          <table:table-cell table:style-name="ce39" office:value-type="float" office:value="44.572" calcext:value-type="float">
            <text:p>44.572</text:p>
          </table:table-cell>
          <table:table-cell table:style-name="ce53" office:value-type="float" office:value="72.866" calcext:value-type="float">
            <text:p>72.866</text:p>
          </table:table-cell>
          <table:table-cell table:style-name="ce25"/>
          <table:table-cell table:style-name="ce26"/>
          <table:table-cell/>
          <table:table-cell table:style-name="ce26" table:number-columns-repeated="3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balanced-accuracy</text:p>
          </table:table-cell>
          <table:table-cell table:style-name="ce27" office:value-type="float" office:value="81.241" calcext:value-type="float">
            <text:p>81.241</text:p>
          </table:table-cell>
          <table:table-cell office:value-type="float" office:value="78.46" calcext:value-type="float">
            <text:p>78.46</text:p>
          </table:table-cell>
          <table:table-cell office:value-type="float" office:value="77.893" calcext:value-type="float">
            <text:p>77.893</text:p>
          </table:table-cell>
          <table:table-cell office:value-type="float" office:value="78.236" calcext:value-type="float">
            <text:p>78.236</text:p>
          </table:table-cell>
          <table:table-cell table:style-name="ce37" office:value-type="float" office:value="79.85" calcext:value-type="float">
            <text:p>79.85</text:p>
          </table:table-cell>
          <table:table-cell table:formula="of:=AVERAGE([.D49:.H49])" office:value-type="float" office:value="79.136" calcext:value-type="float">
            <text:p>79.136</text:p>
          </table:table-cell>
          <table:table-cell office:value-type="float" office:value="46.892" calcext:value-type="float">
            <text:p>46.892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0.186" calcext:value-type="float">
            <text:p>50.186</text:p>
          </table:table-cell>
          <table:table-cell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float" office:value="88.398" calcext:value-type="float">
            <text:p>88.398</text:p>
          </table:table-cell>
          <table:table-cell office:value-type="float" office:value="86.969" calcext:value-type="float">
            <text:p>86.969</text:p>
          </table:table-cell>
          <table:table-cell office:value-type="float" office:value="87.551" calcext:value-type="float">
            <text:p>87.551</text:p>
          </table:table-cell>
          <table:table-cell office:value-type="float" office:value="86.572" calcext:value-type="float">
            <text:p>86.572</text:p>
          </table:table-cell>
          <table:table-cell table:style-name="ce37" office:value-type="float" office:value="87.902" calcext:value-type="float">
            <text:p>87.902</text:p>
          </table:table-cell>
          <table:table-cell table:formula="of:=AVERAGE([.D50:.H50])" office:value-type="float" office:value="87.4784" calcext:value-type="float">
            <text:p>87.4784</text:p>
          </table:table-cell>
          <table:table-cell office:value-type="float" office:value="71.356" calcext:value-type="float">
            <text:p>71.356</text:p>
          </table:table-cell>
          <table:table-cell office:value-type="float" office:value="72.866" calcext:value-type="float">
            <text:p>72.866</text:p>
          </table:table-cell>
          <table:table-cell table:style-name="ce27" office:value-type="float" office:value="72.866" calcext:value-type="float">
            <text:p>72.866</text:p>
          </table:table-cell>
          <table:table-cell table:style-name="ce27" office:value-type="float" office:value="72.973" calcext:value-type="float">
            <text:p>72.973</text:p>
          </table:table-cell>
          <table:table-cell office:value-type="float" office:value="72.866" calcext:value-type="float">
            <text:p>72.866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recall</text:p>
          </table:table-cell>
          <table:table-cell table:style-name="ce27" office:value-type="float" office:value="96.058" calcext:value-type="float">
            <text:p>96.058</text:p>
          </table:table-cell>
          <table:table-cell office:value-type="float" office:value="94.496" calcext:value-type="float">
            <text:p>94.496</text:p>
          </table:table-cell>
          <table:table-cell office:value-type="float" office:value="90.264" calcext:value-type="float">
            <text:p>90.264</text:p>
          </table:table-cell>
          <table:table-cell office:value-type="float" office:value="96.414" calcext:value-type="float">
            <text:p>96.414</text:p>
          </table:table-cell>
          <table:table-cell table:style-name="ce37" office:value-type="float" office:value="95.002" calcext:value-type="float">
            <text:p>95.002</text:p>
          </table:table-cell>
          <table:table-cell table:formula="of:=AVERAGE([.D51:.H51])" office:value-type="float" office:value="94.4468" calcext:value-type="float">
            <text:p>94.4468</text:p>
          </table:table-cell>
          <table:table-cell office:value-type="float" office:value="77.648" calcext:value-type="float">
            <text:p>77.64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.92" calcext:value-type="float">
            <text:p>37.92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9"/>
          <table:table-cell table:style-name="ce19" office:value-type="string" calcext:value-type="string">
            <text:p>f1-score</text:p>
          </table:table-cell>
          <table:table-cell table:style-name="ce42" office:value-type="float" office:value="91.996" calcext:value-type="float">
            <text:p>91.996</text:p>
          </table:table-cell>
          <table:table-cell table:style-name="ce38" office:value-type="float" office:value="90.507" calcext:value-type="float">
            <text:p>90.507</text:p>
          </table:table-cell>
          <table:table-cell table:style-name="ce38" office:value-type="float" office:value="88.647" calcext:value-type="float">
            <text:p>88.647</text:p>
          </table:table-cell>
          <table:table-cell table:style-name="ce42" office:value-type="float" office:value="91.174" calcext:value-type="float">
            <text:p>91.174</text:p>
          </table:table-cell>
          <table:table-cell table:style-name="ce38" office:value-type="float" office:value="91.239" calcext:value-type="float">
            <text:p>91.239</text:p>
          </table:table-cell>
          <table:table-cell table:formula="of:=AVERAGE([.D52:.H52])" office:value-type="float" office:value="90.7126" calcext:value-type="float">
            <text:p>90.7126</text:p>
          </table:table-cell>
          <table:table-cell table:style-name="ce42" office:value-type="float" office:value="74.281" calcext:value-type="float">
            <text:p>74.281</text:p>
          </table:table-cell>
          <table:table-cell table:number-columns-repeated="2" table:style-name="ce42" office:value-type="float" office:value="84.205" calcext:value-type="float">
            <text:p>84.205</text:p>
          </table:table-cell>
          <table:table-cell table:style-name="ce42" office:value-type="float" office:value="49.856" calcext:value-type="float">
            <text:p>49.856</text:p>
          </table:table-cell>
          <table:table-cell table:style-name="ce52" office:value-type="float" office:value="84.205" calcext:value-type="float">
            <text:p>84.205</text:p>
          </table:table-cell>
          <table:table-cell table:style-name="ce26" table:number-columns-repeated="2"/>
          <table:table-cell/>
          <table:table-cell table:style-name="ce26"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enchmark</text:p>
          </table:table-cell>
          <table:table-cell table:style-name="ce3" office:value-type="string" calcext:value-type="string" table:number-columns-spanned="3" table:number-rows-spanned="1">
            <text:p>average per model</text:p>
          </table:table-cell>
          <table:covered-table-cell table:number-columns-repeated="2" table:style-name="ce20"/>
          <table:table-cell table:style-name="ce3" office:value-type="string" calcext:value-type="string" table:number-columns-spanned="3" table:number-rows-spanned="1">
            <text:p>svc</text:p>
          </table:table-cell>
          <table:covered-table-cell table:number-columns-repeated="2" table:style-name="ce20"/>
          <table:table-cell table:style-name="ce3" office:value-type="string" calcext:value-type="string" table:number-columns-spanned="3" table:number-rows-spanned="1">
            <text:p>rfc</text:p>
          </table:table-cell>
          <table:covered-table-cell table:number-columns-repeated="2"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covered-table-cell table:style-name="ce20"/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precision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recall</text:p>
          </table:table-cell>
          <table:table-cell table:style-name="ce20" office:value-type="string" calcext:value-type="string">
            <text:p>precisio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0" office:value-type="string" calcext:value-type="string">
            <text:p>BT</text:p>
          </table:table-cell>
          <table:table-cell table:style-name="ce30" office:value-type="float" office:value="92.8526" calcext:value-type="float">
            <text:p>92.85</text:p>
          </table:table-cell>
          <table:table-cell table:style-name="ce30" office:value-type="float" office:value="95.5812" calcext:value-type="float">
            <text:p>95.58</text:p>
          </table:table-cell>
          <table:table-cell table:style-name="ce30" office:value-type="float" office:value="95.4906" calcext:value-type="float">
            <text:p>95.49</text:p>
          </table:table-cell>
          <table:table-cell table:style-name="ce30" office:value-type="float" office:value="96.442" calcext:value-type="float">
            <text:p>96.44</text:p>
          </table:table-cell>
          <table:table-cell table:style-name="ce62" office:value-type="float" office:value="98.212" calcext:value-type="float">
            <text:p>98.212</text:p>
          </table:table-cell>
          <table:table-cell table:style-name="ce62" office:value-type="float" office:value="97.296" calcext:value-type="float">
            <text:p>97.296</text:p>
          </table:table-cell>
          <table:table-cell table:style-name="ce11" office:value-type="float" office:value="91.394" calcext:value-type="float">
            <text:p>91.394</text:p>
          </table:table-cell>
          <table:table-cell table:style-name="ce11" office:value-type="float" office:value="95.497" calcext:value-type="float">
            <text:p>95.497</text:p>
          </table:table-cell>
          <table:table-cell table:style-name="ce62" office:value-type="float" office:value="96.817" calcext:value-type="float">
            <text:p>96.8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32" office:value-type="float" office:value="73.6558" calcext:value-type="float">
            <text:p>73.66</text:p>
          </table:table-cell>
          <table:table-cell table:style-name="ce32" office:value-type="float" office:value="78.343" calcext:value-type="float">
            <text:p>78.34</text:p>
          </table:table-cell>
          <table:table-cell table:style-name="ce32" office:value-type="float" office:value="79.9858" calcext:value-type="float">
            <text:p>79.99</text:p>
          </table:table-cell>
          <table:table-cell table:style-name="ce32" office:value-type="float" office:value="77.167" calcext:value-type="float">
            <text:p>77.17</text:p>
          </table:table-cell>
          <table:table-cell table:style-name="ce16" office:value-type="float" office:value="78.167" calcext:value-type="float">
            <text:p>78.167</text:p>
          </table:table-cell>
          <table:table-cell table:style-name="ce16" office:value-type="float" office:value="82.111" calcext:value-type="float">
            <text:p>82.111</text:p>
          </table:table-cell>
          <table:table-cell table:style-name="ce16" office:value-type="float" office:value="69.63" calcext:value-type="float">
            <text:p>69.63</text:p>
          </table:table-cell>
          <table:table-cell table:style-name="ce16" office:value-type="float" office:value="77.857" calcext:value-type="float">
            <text:p>77.857</text:p>
          </table:table-cell>
          <table:table-cell table:style-name="ce63" office:value-type="float" office:value="82.873" calcext:value-type="float">
            <text:p>82.87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32" office:value-type="float" office:value="85.8668" calcext:value-type="float">
            <text:p>85.87</text:p>
          </table:table-cell>
          <table:table-cell table:style-name="ce32" office:value-type="float" office:value="74.5554" calcext:value-type="float">
            <text:p>74.56</text:p>
          </table:table-cell>
          <table:table-cell table:style-name="ce32" office:value-type="float" office:value="77.3316" calcext:value-type="float">
            <text:p>77.33</text:p>
          </table:table-cell>
          <table:table-cell table:style-name="ce32" office:value-type="float" office:value="88" calcext:value-type="float">
            <text:p>88.00</text:p>
          </table:table-cell>
          <table:table-cell table:style-name="ce16" office:value-type="float" office:value="78.611" calcext:value-type="float">
            <text:p>78.611</text:p>
          </table:table-cell>
          <table:table-cell table:style-name="ce16" office:value-type="float" office:value="68.944" calcext:value-type="float">
            <text:p>68.944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69.246" calcext:value-type="float">
            <text:p>69.246</text:p>
          </table:table-cell>
          <table:table-cell table:style-name="ce63" office:value-type="float" office:value="78.103" calcext:value-type="float">
            <text:p>78.1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32" table:number-columns-repeated="4"/>
          <table:table-cell table:style-name="ce63" table:number-columns-repeated="4"/>
          <table:table-cell table:style-name="ce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32" office:value-type="float" office:value="80.5072" calcext:value-type="float">
            <text:p>80.51</text:p>
          </table:table-cell>
          <table:table-cell table:style-name="ce32" office:value-type="float" office:value="88.5968" calcext:value-type="float">
            <text:p>88.60</text:p>
          </table:table-cell>
          <table:table-cell table:style-name="ce32" office:value-type="float" office:value="83.6928" calcext:value-type="float">
            <text:p>83.69</text:p>
          </table:table-cell>
          <table:table-cell table:style-name="ce32" office:value-type="float" office:value="86.833" calcext:value-type="float">
            <text:p>86.83</text:p>
          </table:table-cell>
          <table:table-cell table:style-name="ce16" office:value-type="float" office:value="92.222" calcext:value-type="float">
            <text:p>92.222</text:p>
          </table:table-cell>
          <table:table-cell table:style-name="ce16" office:value-type="float" office:value="83.5" calcext:value-type="float">
            <text:p>83.5</text:p>
          </table:table-cell>
          <table:table-cell table:style-name="ce63" office:value-type="float" office:value="76.296" calcext:value-type="float">
            <text:p>76.296</text:p>
          </table:table-cell>
          <table:table-cell table:style-name="ce63" office:value-type="float" office:value="89.937" calcext:value-type="float">
            <text:p>89.937</text:p>
          </table:table-cell>
          <table:table-cell table:style-name="ce63" office:value-type="float" office:value="84.894" calcext:value-type="float">
            <text:p>84.89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32" office:value-type="float" office:value="86.667" calcext:value-type="float">
            <text:p>86.67</text:p>
          </table:table-cell>
          <table:table-cell table:style-name="ce32" office:value-type="float" office:value="58.333" calcext:value-type="float">
            <text:p>58.33</text:p>
          </table:table-cell>
          <table:table-cell table:style-name="ce32" office:value-type="float" office:value="56.667" calcext:value-type="float">
            <text:p>56.67</text:p>
          </table:table-cell>
          <table:table-cell table:style-name="ce32" office:value-type="float" office:value="86.667" calcext:value-type="float">
            <text:p>86.67</text:p>
          </table:table-cell>
          <table:table-cell table:style-name="ce16" office:value-type="float" office:value="58.333" calcext:value-type="float">
            <text:p>58.333</text:p>
          </table:table-cell>
          <table:table-cell table:style-name="ce16" office:value-type="float" office:value="56.667" calcext:value-type="float">
            <text:p>56.667</text:p>
          </table:table-cell>
          <table:table-cell table:style-name="ce63" table:number-columns-repeated="2"/>
          <table:table-cell table:style-name="ce8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32" office:value-type="float" office:value="93.5718" calcext:value-type="float">
            <text:p>93.57</text:p>
          </table:table-cell>
          <table:table-cell table:style-name="ce32" office:value-type="float" office:value="96.6454" calcext:value-type="float">
            <text:p>96.65</text:p>
          </table:table-cell>
          <table:table-cell table:style-name="ce32" office:value-type="float" office:value="95.3884" calcext:value-type="float">
            <text:p>95.39</text:p>
          </table:table-cell>
          <table:table-cell table:style-name="ce32" office:value-type="float" office:value="97.895" calcext:value-type="float">
            <text:p>97.90</text:p>
          </table:table-cell>
          <table:table-cell table:style-name="ce16" office:value-type="float" office:value="98.881" calcext:value-type="float">
            <text:p>98.881</text:p>
          </table:table-cell>
          <table:table-cell table:style-name="ce16" office:value-type="float" office:value="98.524" calcext:value-type="float">
            <text:p>98.524</text:p>
          </table:table-cell>
          <table:table-cell table:style-name="ce63" office:value-type="float" office:value="89.186" calcext:value-type="float">
            <text:p>89.186</text:p>
          </table:table-cell>
          <table:table-cell table:style-name="ce63" office:value-type="float" office:value="96.067" calcext:value-type="float">
            <text:p>96.067</text:p>
          </table:table-cell>
          <table:table-cell table:style-name="ce63" office:value-type="float" office:value="97.535" calcext:value-type="float">
            <text:p>97.53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32" office:value-type="float" office:value="79.36" calcext:value-type="float">
            <text:p>79.36</text:p>
          </table:table-cell>
          <table:table-cell table:style-name="ce32" office:value-type="float" office:value="77.4978" calcext:value-type="float">
            <text:p>77.50</text:p>
          </table:table-cell>
          <table:table-cell table:style-name="ce32" office:value-type="float" office:value="79.7188" calcext:value-type="float">
            <text:p>79.72</text:p>
          </table:table-cell>
          <table:table-cell table:style-name="ce32" office:value-type="float" office:value="79.815" calcext:value-type="float">
            <text:p>79.82</text:p>
          </table:table-cell>
          <table:table-cell table:style-name="ce16" office:value-type="float" office:value="77.73" calcext:value-type="float">
            <text:p>77.73</text:p>
          </table:table-cell>
          <table:table-cell table:style-name="ce16" office:value-type="float" office:value="78.802" calcext:value-type="float">
            <text:p>78.802</text:p>
          </table:table-cell>
          <table:table-cell table:style-name="ce16" office:value-type="float" office:value="82.672" calcext:value-type="float">
            <text:p>82.672</text:p>
          </table:table-cell>
          <table:table-cell table:style-name="ce16" office:value-type="float" office:value="77.466" calcext:value-type="float">
            <text:p>77.466</text:p>
          </table:table-cell>
          <table:table-cell table:style-name="ce63" office:value-type="float" office:value="83.333" calcext:value-type="float">
            <text:p>83.3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32" office:value-type="float" office:value="92.3742" calcext:value-type="float">
            <text:p>92.37</text:p>
          </table:table-cell>
          <table:table-cell table:style-name="ce32" office:value-type="float" office:value="96.8716" calcext:value-type="float">
            <text:p>96.87</text:p>
          </table:table-cell>
          <table:table-cell table:style-name="ce32" office:value-type="float" office:value="94.2946" calcext:value-type="float">
            <text:p>94.29</text:p>
          </table:table-cell>
          <table:table-cell table:style-name="ce32" office:value-type="float" office:value="97.082" calcext:value-type="float">
            <text:p>97.08</text:p>
          </table:table-cell>
          <table:table-cell table:style-name="ce16" office:value-type="float" office:value="99.06" calcext:value-type="float">
            <text:p>99.06</text:p>
          </table:table-cell>
          <table:table-cell table:style-name="ce16" office:value-type="float" office:value="97.51" calcext:value-type="float">
            <text:p>97.51</text:p>
          </table:table-cell>
          <table:table-cell table:style-name="ce16" office:value-type="float" office:value="89.595" calcext:value-type="float">
            <text:p>89.595</text:p>
          </table:table-cell>
          <table:table-cell table:style-name="ce16" office:value-type="float" office:value="96.858" calcext:value-type="float">
            <text:p>96.858</text:p>
          </table:table-cell>
          <table:table-cell table:style-name="ce63" office:value-type="float" office:value="97.571" calcext:value-type="float">
            <text:p>97.57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UA</text:p>
          </table:table-cell>
          <table:table-cell table:style-name="ce33" office:value-type="float" office:value="86.04" calcext:value-type="float">
            <text:p>86.04</text:p>
          </table:table-cell>
          <table:table-cell table:style-name="ce33" office:value-type="float" office:value="94.4468" calcext:value-type="float">
            <text:p>94.45</text:p>
          </table:table-cell>
          <table:table-cell table:style-name="ce33" office:value-type="float" office:value="87.4784" calcext:value-type="float">
            <text:p>87.48</text:p>
          </table:table-cell>
          <table:table-cell table:style-name="ce33" office:value-type="float" office:value="87.92" calcext:value-type="float">
            <text:p>87.92</text:p>
          </table:table-cell>
          <table:table-cell table:style-name="ce19" office:value-type="float" office:value="96.058" calcext:value-type="float">
            <text:p>96.058</text:p>
          </table:table-cell>
          <table:table-cell table:style-name="ce19" office:value-type="float" office:value="88.398" calcext:value-type="float">
            <text:p>88.398</text:p>
          </table:table-cell>
          <table:table-cell table:style-name="ce19" office:value-type="float" office:value="86.463" calcext:value-type="float">
            <text:p>86.463</text:p>
          </table:table-cell>
          <table:table-cell table:style-name="ce19" office:value-type="float" office:value="96.414" calcext:value-type="float">
            <text:p>96.414</text:p>
          </table:table-cell>
          <table:table-cell table:style-name="ce65" office:value-type="float" office:value="87.902" calcext:value-type="float">
            <text:p>87.90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style-name="ce1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8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9">
          <table:table-cell/>
          <table:table-cell table:style-name="Default"/>
          <table:table-cell table:style-name="ce1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1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4:02:45.925970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17:35.508179811</meta:creation-date>
    <dc:date>2019-04-09T11:41:13.869111795</dc:date>
    <meta:editing-duration>PT23H59M51S</meta:editing-duration>
    <meta:editing-cycles>109</meta:editing-cycles>
    <meta:generator>LibreOffice/6.1.4.2$Linux_X86_64 LibreOffice_project/10$Build-2</meta:generator>
    <meta:document-statistic meta:table-count="1" meta:cell-count="6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accuracy</text:p>
        </chart:title>
        <chart:legend chart:legend-position="end" svg:x="12.917cm" svg:y="3.703cm" style:legend-expansion="high" chart:style-name="ch3"/>
        <chart:plot-area chart:style-name="ch4" table:cell-range-address="accuracy.B56:accuracy.C65 accuracy.F56:accuracy.F65 accuracy.I56:accuracy.I65" chart:data-source-has-labels="both" svg:x="1.331cm" svg:y="1.275cm" svg:width="11.266cm" svg:height="6.564cm">
          <chartooo:coordinate-region svg:x="2.614cm" svg:y="1.474cm" svg:width="9.983cm" svg:height="5.718cm"/>
          <chart:axis chart:dimension="x" chart:name="primary-x" chart:style-name="ch5" chartooo:axis-type="auto">
            <chartooo:date-scale/>
            <chart:title svg:x="6.1cm" svg:y="8.019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4.958cm" chart:style-name="ch8">
              <text:p>kfold</text:p>
            </chart:title>
            <chart:grid chart:style-name="ch9" chart:class="major"/>
          </chart:axis>
          <chart:series chart:style-name="ch10" chart:values-cell-range-address="accuracy.C56:accuracy.C65" loext:label-string="avg_per_model" chart:class="chart:bar">
            <chart:data-point chart:repeated="10"/>
          </chart:series>
          <chart:series chart:style-name="ch11" chart:values-cell-range-address="accuracy.F56:accuracy.F65" loext:label-string="svc" chart:class="chart:bar">
            <chart:data-point chart:repeated="10"/>
          </chart:series>
          <chart:series chart:style-name="ch12" chart:values-cell-range-address="accuracy.I56:accuracy.I65" loext:label-string="rfc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per_model</text:p>
              </table:table-cell>
              <table:table-cell office:value-type="string">
                <text:p>svc</text:p>
              </table:table-cell>
              <table:table-cell office:value-type="string">
                <text:p>rfc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92.8526">
                <text:p>92.8526</text:p>
                <draw:g>
                  <svg:desc>accuracy.C56:accuracy.C65</svg:desc>
                </draw:g>
              </table:table-cell>
              <table:table-cell office:value-type="float" office:value="96.442">
                <text:p>96.442</text:p>
                <draw:g>
                  <svg:desc>accuracy.F56:accuracy.F65</svg:desc>
                </draw:g>
              </table:table-cell>
              <table:table-cell office:value-type="float" office:value="91.394">
                <text:p>91.394</text:p>
                <draw:g>
                  <svg:desc>accuracy.I56:accuracy.I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73.6558">
                <text:p>73.6558</text:p>
              </table:table-cell>
              <table:table-cell office:value-type="float" office:value="77.167">
                <text:p>77.167</text:p>
              </table:table-cell>
              <table:table-cell office:value-type="float" office:value="69.63">
                <text:p>69.63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85.8668">
                <text:p>85.866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80.5072">
                <text:p>80.5072</text:p>
              </table:table-cell>
              <table:table-cell office:value-type="float" office:value="86.833">
                <text:p>86.833</text:p>
              </table:table-cell>
              <table:table-cell office:value-type="float" office:value="76.296">
                <text:p>76.296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86.667">
                <text:p>86.667</text:p>
              </table:table-cell>
              <table:table-cell office:value-type="float" office:value="86.667">
                <text:p>86.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93.5718">
                <text:p>93.5718</text:p>
              </table:table-cell>
              <table:table-cell office:value-type="float" office:value="97.895">
                <text:p>97.895</text:p>
              </table:table-cell>
              <table:table-cell office:value-type="float" office:value="89.186">
                <text:p>89.186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79.36">
                <text:p>79.36</text:p>
              </table:table-cell>
              <table:table-cell office:value-type="float" office:value="79.815">
                <text:p>79.815</text:p>
              </table:table-cell>
              <table:table-cell office:value-type="float" office:value="82.672">
                <text:p>82.67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92.3742">
                <text:p>92.3742</text:p>
              </table:table-cell>
              <table:table-cell office:value-type="float" office:value="97.082">
                <text:p>97.082</text:p>
              </table:table-cell>
              <table:table-cell office:value-type="float" office:value="89.595">
                <text:p>89.595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6.04">
                <text:p>86.04</text:p>
              </table:table-cell>
              <table:table-cell office:value-type="float" office:value="87.92">
                <text:p>87.92</text:p>
              </table:table-cell>
              <table:table-cell office:value-type="float" office:value="86.463">
                <text:p>86.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